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2.41pt"/>
    </style:style>
    <style:style style:name="co3" style:family="table-column">
      <style:table-column-properties fo:break-before="auto" style:column-width="77.81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78.49pt"/>
    </style:style>
    <style:style style:name="co6" style:family="table-column">
      <style:table-column-properties fo:break-before="auto" style:column-width="116.65pt"/>
    </style:style>
    <style:style style:name="co7" style:family="table-column">
      <style:table-column-properties fo:break-before="auto" style:column-width="59.05pt"/>
    </style:style>
    <style:style style:name="co8" style:family="table-column">
      <style:table-column-properties fo:break-before="auto" style:column-width="86.85pt"/>
    </style:style>
    <style:style style:name="co9" style:family="table-column">
      <style:table-column-properties fo:break-before="auto" style:column-width="143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25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Dados copiados do Gephi:</text:p>
          </table:table-cell>
          <table:table-cell table:style-name="ce3" table:number-columns-repeated="2"/>
          <table:table-cell/>
          <table:table-cell table:style-name="ce1" office:value-type="string" calcext:value-type="string">
            <text:p>Dados copiados da faceta do OpenRefine:</text:p>
          </table:table-cell>
          <table:table-cell table:style-name="ce3"/>
          <table:table-cell/>
          <table:table-cell table:style-name="ce1" office:value-type="string" calcext:value-type="string">
            <text:p>Mesclagem (em destaque as 12 com maiores qtde de autorias):</text:p>
          </table:table-cell>
          <table:table-cell table:style-name="ce12"/>
          <table:table-cell table:number-columns-repeated="1015"/>
        </table:table-row>
        <table:table-row table:style-name="ro1">
          <table:table-cell table:style-name="ce1" office:value-type="string" calcext:value-type="string">
            <text:p>instituicao</text:p>
          </table:table-cell>
          <table:table-cell table:style-name="ce3" office:value-type="string" calcext:value-type="string">
            <text:p>grau</text:p>
          </table:table-cell>
          <table:table-cell table:style-name="ce3" office:value-type="string" calcext:value-type="string">
            <text:p>grau ponderado</text:p>
          </table:table-cell>
          <table:table-cell/>
          <table:table-cell table:style-name="ce1" office:value-type="string" calcext:value-type="string">
            <text:p>instituicao</text:p>
          </table:table-cell>
          <table:table-cell table:style-name="ce3" office:value-type="string" calcext:value-type="string">
            <text:p>qtdeAutorias</text:p>
          </table:table-cell>
          <table:table-cell/>
          <table:table-cell table:style-name="ce1" office:value-type="string" calcext:value-type="string">
            <text:p>instituicao</text:p>
          </table:table-cell>
          <table:table-cell table:style-name="ce13" office:value-type="string" calcext:value-type="string">
            <text:p>razão entre grau e qtde autoria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BICT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84.0</text:p>
          </table:table-cell>
          <table:table-cell/>
          <table:table-cell table:style-name="ce6" office:value-type="string" calcext:value-type="string">
            <text:p>IBICT</text:p>
          </table:table-cell>
          <table:table-cell table:style-name="ce7" office:value-type="float" office:value="94" calcext:value-type="float">
            <text:p>94</text:p>
          </table:table-cell>
          <table:table-cell/>
          <table:table-cell table:style-name="ce10" table:formula="of:=[.A3]" office:value-type="string" office:string-value="IBICT" calcext:value-type="string">
            <text:p>IBICT</text:p>
          </table:table-cell>
          <table:table-cell table:style-name="ce14" table:formula="of:=[.B3]/VLOOKUP([.H3];[.$E$3:.$F$82];2;0)" office:value-type="float" office:value="0.212765957446808" calcext:value-type="float">
            <text:p>0.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SP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26.0</text:p>
          </table:table-cell>
          <table:table-cell/>
          <table:table-cell table:style-name="ce6" office:value-type="string" calcext:value-type="string">
            <text:p>UFSC</text:p>
          </table:table-cell>
          <table:table-cell table:style-name="ce7" office:value-type="float" office:value="89" calcext:value-type="float">
            <text:p>89</text:p>
          </table:table-cell>
          <table:table-cell table:style-name="ce9" office:value-type="string" calcext:value-type="string">
            <text:p>=====&gt;</text:p>
          </table:table-cell>
          <table:table-cell table:style-name="ce10" table:formula="of:=[.A4]" office:value-type="string" office:string-value="USP" calcext:value-type="string">
            <text:p>USP</text:p>
          </table:table-cell>
          <table:table-cell table:style-name="ce14" table:formula="of:=[.B4]/VLOOKUP([.H4];[.$E$3:.$F$82];2;0)" office:value-type="float" office:value="1.16666666666667" calcext:value-type="float">
            <text:p>1.2</text:p>
          </table:table-cell>
          <table:table-cell table:style-name="ce2" office:value-type="string" calcext:value-type="string">
            <text:p>&gt;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FSC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44.0</text:p>
          </table:table-cell>
          <table:table-cell/>
          <table:table-cell table:style-name="ce6" office:value-type="string" calcext:value-type="string">
            <text:p>UFPB</text:p>
          </table:table-cell>
          <table:table-cell table:style-name="ce7" office:value-type="float" office:value="55" calcext:value-type="float">
            <text:p>55</text:p>
          </table:table-cell>
          <table:table-cell/>
          <table:table-cell table:style-name="ce10" table:formula="of:=[.A5]" office:value-type="string" office:string-value="UFSC" calcext:value-type="string">
            <text:p>UFSC</text:p>
          </table:table-cell>
          <table:table-cell table:style-name="ce14" table:formula="of:=[.B5]/VLOOKUP([.H5];[.$E$3:.$F$82];2;0)" office:value-type="float" office:value="0.146067415730337" calcext:value-type="float">
            <text:p>0.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EFET-MG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43.0</text:p>
          </table:table-cell>
          <table:table-cell/>
          <table:table-cell table:style-name="ce6" office:value-type="string" calcext:value-type="string">
            <text:p>UFMG</text:p>
          </table:table-cell>
          <table:table-cell table:style-name="ce7" office:value-type="float" office:value="48" calcext:value-type="float">
            <text:p>48</text:p>
          </table:table-cell>
          <table:table-cell/>
          <table:table-cell table:style-name="ce10" table:formula="of:=[.A6]" office:value-type="string" office:string-value="CEFET-MG" calcext:value-type="string">
            <text:p>CEFET-MG</text:p>
          </table:table-cell>
          <table:table-cell table:style-name="ce14" table:formula="of:=[.B6]/VLOOKUP([.H6];[.$E$3:.$F$82];2;0)" office:value-type="float" office:value="0.413793103448276" calcext:value-type="float">
            <text:p>0.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PB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27.0</text:p>
          </table:table-cell>
          <table:table-cell/>
          <table:table-cell table:style-name="ce6" office:value-type="string" calcext:value-type="string">
            <text:p>UNESP</text:p>
          </table:table-cell>
          <table:table-cell table:style-name="ce7" office:value-type="float" office:value="47" calcext:value-type="float">
            <text:p>47</text:p>
          </table:table-cell>
          <table:table-cell/>
          <table:table-cell table:style-name="ce10" table:formula="of:=[.A7]" office:value-type="string" office:string-value="UFPB" calcext:value-type="string">
            <text:p>UFPB</text:p>
          </table:table-cell>
          <table:table-cell table:style-name="ce14" table:formula="of:=[.B7]/VLOOKUP([.H7];[.$E$3:.$F$82];2;0)" office:value-type="float" office:value="0.218181818181818" calcext:value-type="float">
            <text:p>0.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B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21.0</text:p>
          </table:table-cell>
          <table:table-cell/>
          <table:table-cell table:style-name="ce6" office:value-type="string" calcext:value-type="string">
            <text:p>UFES</text:p>
          </table:table-cell>
          <table:table-cell table:style-name="ce7" office:value-type="float" office:value="40" calcext:value-type="float">
            <text:p>40</text:p>
          </table:table-cell>
          <table:table-cell/>
          <table:table-cell table:style-name="ce10" table:formula="of:=[.A8]" office:value-type="string" office:string-value="UnB" calcext:value-type="string">
            <text:p>UnB</text:p>
          </table:table-cell>
          <table:table-cell table:style-name="ce14" table:formula="of:=[.B8]/VLOOKUP([.H8];[.$E$3:.$F$82];2;0)" office:value-type="float" office:value="0.478260869565217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ESP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28.0</text:p>
          </table:table-cell>
          <table:table-cell/>
          <table:table-cell table:style-name="ce6" office:value-type="string" calcext:value-type="string">
            <text:p>CEFET-MG</text:p>
          </table:table-cell>
          <table:table-cell table:style-name="ce7" office:value-type="float" office:value="29" calcext:value-type="float">
            <text:p>29</text:p>
          </table:table-cell>
          <table:table-cell/>
          <table:table-cell table:style-name="ce10" table:formula="of:=[.A9]" office:value-type="string" office:string-value="UNESP" calcext:value-type="string">
            <text:p>UNESP</text:p>
          </table:table-cell>
          <table:table-cell table:style-name="ce14" table:formula="of:=[.B9]/VLOOKUP([.H9];[.$E$3:.$F$82];2;0)" office:value-type="float" office:value="0.234042553191489" calcext:value-type="float">
            <text:p>0.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A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5.0</text:p>
          </table:table-cell>
          <table:table-cell/>
          <table:table-cell table:style-name="ce6" office:value-type="string" calcext:value-type="string">
            <text:p>UnB</text:p>
          </table:table-cell>
          <table:table-cell table:style-name="ce7" office:value-type="float" office:value="23" calcext:value-type="float">
            <text:p>23</text:p>
          </table:table-cell>
          <table:table-cell table:style-name="ce9" office:value-type="string" calcext:value-type="string">
            <text:p>=====&gt;</text:p>
          </table:table-cell>
          <table:table-cell table:style-name="ce11" table:formula="of:=[.A10]" office:value-type="string" office:string-value="UFAL" calcext:value-type="string">
            <text:p>UFAL</text:p>
          </table:table-cell>
          <table:table-cell table:style-name="ce12" table:formula="of:=[.B10]/VLOOKUP([.H10];[.$E$3:.$F$82];2;0)" office:value-type="float" office:value="1.11111111111111" calcext:value-type="float">
            <text:p>1.1</text:p>
          </table:table-cell>
          <table:table-cell table:style-name="ce2" office:value-type="string" calcext:value-type="string">
            <text:p>&gt;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FMG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4.0</text:p>
          </table:table-cell>
          <table:table-cell/>
          <table:table-cell table:style-name="ce6" office:value-type="string" calcext:value-type="string">
            <text:p>UEL</text:p>
          </table:table-cell>
          <table:table-cell table:style-name="ce7" office:value-type="float" office:value="18" calcext:value-type="float">
            <text:p>18</text:p>
          </table:table-cell>
          <table:table-cell/>
          <table:table-cell table:style-name="ce10" table:formula="of:=[.A11]" office:value-type="string" office:string-value="UFMG" calcext:value-type="string">
            <text:p>UFMG</text:p>
          </table:table-cell>
          <table:table-cell table:style-name="ce14" table:formula="of:=[.B11]/VLOOKUP([.H11];[.$E$3:.$F$82];2;0)" office:value-type="float" office:value="0.208333333333333" calcext:value-type="float">
            <text:p>0.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ES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22.0</text:p>
          </table:table-cell>
          <table:table-cell/>
          <table:table-cell table:style-name="ce6" office:value-type="string" calcext:value-type="string">
            <text:p>Unicentro</text:p>
          </table:table-cell>
          <table:table-cell table:style-name="ce7" office:value-type="float" office:value="14" calcext:value-type="float">
            <text:p>14</text:p>
          </table:table-cell>
          <table:table-cell/>
          <table:table-cell table:style-name="ce10" table:formula="of:=[.A12]" office:value-type="string" office:string-value="UFES" calcext:value-type="string">
            <text:p>UFES</text:p>
          </table:table-cell>
          <table:table-cell table:style-name="ce14" table:formula="of:=[.B12]/VLOOKUP([.H12];[.$E$3:.$F$82];2;0)" office:value-type="float" office:value="0.175" calcext:value-type="float">
            <text:p>0.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RGS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20.0</text:p>
          </table:table-cell>
          <table:table-cell/>
          <table:table-cell table:style-name="ce6" office:value-type="string" calcext:value-type="string">
            <text:p>UFRGS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10" table:formula="of:=[.A13]" office:value-type="string" office:string-value="UFRGS" calcext:value-type="string">
            <text:p>UFRGS</text:p>
          </table:table-cell>
          <table:table-cell table:style-name="ce14" table:formula="of:=[.B13]/VLOOKUP([.H13];[.$E$3:.$F$82];2;0)" office:value-type="float" office:value="0.583333333333333" calcext:value-type="float">
            <text:p>0.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EL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7.0</text:p>
          </table:table-cell>
          <table:table-cell table:style-name="ce5" office:value-type="string" calcext:value-type="string">
            <text:p>*</text:p>
          </table:table-cell>
          <table:table-cell table:style-name="ce6" office:value-type="string" calcext:value-type="string">
            <text:p>USP</text:p>
          </table:table-cell>
          <table:table-cell table:style-name="ce7" office:value-type="float" office:value="12" calcext:value-type="float">
            <text:p>12</text:p>
          </table:table-cell>
          <table:table-cell/>
          <table:table-cell table:style-name="ce10" table:formula="of:=[.A14]" office:value-type="string" office:string-value="UEL" calcext:value-type="string">
            <text:p>UEL</text:p>
          </table:table-cell>
          <table:table-cell table:style-name="ce14" table:formula="of:=[.B14]/VLOOKUP([.H14];[.$E$3:.$F$82];2;0)" office:value-type="float" office:value="0.333333333333333" calcext:value-type="float">
            <text:p>0.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IN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9.0</text:p>
          </table:table-cell>
          <table:table-cell table:style-name="ce5" office:value-type="string" calcext:value-type="string">
            <text:p>*</text:p>
          </table:table-cell>
          <table:table-cell table:style-name="ce6" office:value-type="string" calcext:value-type="string">
            <text:p>UFAL</text:p>
          </table:table-cell>
          <table:table-cell table:style-name="ce7" office:value-type="float" office:value="9" calcext:value-type="float">
            <text:p>9</text:p>
          </table:table-cell>
          <table:table-cell/>
          <table:table-cell table:style-name="ce11" table:formula="of:=[.A15]" office:value-type="string" office:string-value="CIN" calcext:value-type="string">
            <text:p>CIN</text:p>
          </table:table-cell>
          <table:table-cell table:style-name="ce12" table:formula="of:=[.B15]/VLOOKUP([.H15];[.$E$3:.$F$82];2;0)" office:value-type="float" office:value="1.5" calcext:value-type="float">
            <text:p>1.5</text:p>
          </table:table-cell>
          <table:table-cell table:style-name="ce2" office:value-type="string" calcext:value-type="string">
            <text:p>&gt;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FSCar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1.0</text:p>
          </table:table-cell>
          <table:table-cell/>
          <table:table-cell table:style-name="ce6" office:value-type="string" calcext:value-type="string">
            <text:p>UFSCar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11" table:formula="of:=[.A16]" office:value-type="string" office:string-value="UFSCar" calcext:value-type="string">
            <text:p>UFSCar</text:p>
          </table:table-cell>
          <table:table-cell table:style-name="ce12" table:formula="of:=[.B16]/VLOOKUP([.H16];[.$E$3:.$F$82];2;0)" office:value-type="float" office:value="0.714285714285714" calcext:value-type="float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IVALI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5.0</text:p>
          </table:table-cell>
          <table:table-cell/>
          <table:table-cell table:style-name="ce6" office:value-type="string" calcext:value-type="string">
            <text:p>UFPR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11" table:formula="of:=[.A17]" office:value-type="string" office:string-value="UNIVALI" calcext:value-type="string">
            <text:p>UNIVALI</text:p>
          </table:table-cell>
          <table:table-cell table:style-name="ce12" table:formula="of:=[.B17]/VLOOKUP([.H17];[.$E$3:.$F$82];2;0)" office:value-type="float" office:value="5" calcext:value-type="float">
            <text:p>5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5.0</text:p>
          </table:table-cell>
          <table:table-cell/>
          <table:table-cell table:style-name="ce6" office:value-type="string" calcext:value-type="string">
            <text:p>UNIVEM</text:p>
          </table:table-cell>
          <table:table-cell table:style-name="ce7" office:value-type="float" office:value="6" calcext:value-type="float">
            <text:p>6</text:p>
          </table:table-cell>
          <table:table-cell/>
          <table:table-cell table:style-name="ce11" table:formula="of:=[.A18]" office:value-type="string" office:string-value="FCC" calcext:value-type="string">
            <text:p>FCC</text:p>
          </table:table-cell>
          <table:table-cell table:style-name="ce12" table:formula="of:=[.B18]/VLOOKUP([.H18];[.$E$3:.$F$82];2;0)" office:value-type="float" office:value="5" calcext:value-type="float">
            <text:p>5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WT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5.0</text:p>
          </table:table-cell>
          <table:table-cell/>
          <table:table-cell table:style-name="ce6" office:value-type="string" calcext:value-type="string">
            <text:p>IFBA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11" table:formula="of:=[.A19]" office:value-type="string" office:string-value="CWTS" calcext:value-type="string">
            <text:p>CWTS</text:p>
          </table:table-cell>
          <table:table-cell table:style-name="ce12" table:formula="of:=[.B19]/VLOOKUP([.H19];[.$E$3:.$F$82];2;0)" office:value-type="float" office:value="5" calcext:value-type="float">
            <text:p>5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IMONTE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6.0</text:p>
          </table:table-cell>
          <table:table-cell/>
          <table:table-cell table:style-name="ce6" office:value-type="string" calcext:value-type="string">
            <text:p>IFS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11" table:formula="of:=[.A20]" office:value-type="string" office:string-value="UNIMONTES" calcext:value-type="string">
            <text:p>UNIMONTES</text:p>
          </table:table-cell>
          <table:table-cell table:style-name="ce12" table:formula="of:=[.B20]/VLOOKUP([.H20];[.$E$3:.$F$82];2;0)" office:value-type="float" office:value="1.33333333333333" calcext:value-type="float">
            <text:p>1.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M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9.0</text:p>
          </table:table-cell>
          <table:table-cell/>
          <table:table-cell table:style-name="ce6" office:value-type="string" calcext:value-type="string">
            <text:p>Stratelli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11" table:formula="of:=[.A21]" office:value-type="string" office:string-value="UFMS" calcext:value-type="string">
            <text:p>UFMS</text:p>
          </table:table-cell>
          <table:table-cell table:style-name="ce12" table:formula="of:=[.B21]/VLOOKUP([.H21];[.$E$3:.$F$82];2;0)" office:value-type="float" office:value="4" calcext:value-type="float">
            <text:p>4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La Referenci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9.0</text:p>
          </table:table-cell>
          <table:table-cell/>
          <table:table-cell table:style-name="ce6" office:value-type="string" calcext:value-type="string">
            <text:p>UFMA</text:p>
          </table:table-cell>
          <table:table-cell table:style-name="ce7" office:value-type="float" office:value="5" calcext:value-type="float">
            <text:p>5</text:p>
          </table:table-cell>
          <table:table-cell/>
          <table:table-cell table:style-name="ce11" table:formula="of:=[.A22]" office:value-type="string" office:string-value="La Referencia" calcext:value-type="string">
            <text:p>La Referencia</text:p>
          </table:table-cell>
          <table:table-cell table:style-name="ce12" table:formula="of:=[.B22]/VLOOKUP([.H22];[.$E$3:.$F$82];2;0)" office:value-type="float" office:value="4" calcext:value-type="float">
            <text:p>4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J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.0</text:p>
          </table:table-cell>
          <table:table-cell table:style-name="ce5" office:value-type="string" calcext:value-type="string">
            <text:p>*</text:p>
          </table:table-cell>
          <table:table-cell table:style-name="ce6" office:value-type="string" calcext:value-type="string">
            <text:p>CIN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11" table:formula="of:=[.A23]" office:value-type="string" office:string-value="FJP" calcext:value-type="string">
            <text:p>FJP</text:p>
          </table:table-cell>
          <table:table-cell table:style-name="ce12" table:formula="of:=[.B23]/VLOOKUP([.H23];[.$E$3:.$F$82];2;0)"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Minh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.0</text:p>
          </table:table-cell>
          <table:table-cell/>
          <table:table-cell table:style-name="ce2" office:value-type="string" calcext:value-type="string">
            <text:p>UFPE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11" table:formula="of:=[.A24]" office:value-type="string" office:string-value="UMinho" calcext:value-type="string">
            <text:p>UMinho</text:p>
          </table:table-cell>
          <table:table-cell table:style-name="ce12" table:formula="of:=[.B24]/VLOOKUP([.H24];[.$E$3:.$F$82];2;0)"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FS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0</text:p>
          </table:table-cell>
          <table:table-cell/>
          <table:table-cell table:style-name="ce2" office:value-type="string" calcext:value-type="string">
            <text:p>UNIPÊ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11" table:formula="of:=[.A25]" office:value-type="string" office:string-value="IFSP" calcext:value-type="string">
            <text:p>IFSP</text:p>
          </table:table-cell>
          <table:table-cell table:style-name="ce12" table:formula="of:=[.B25]/VLOOKUP([.H25];[.$E$3:.$F$82];2;0)"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P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.0</text:p>
          </table:table-cell>
          <table:table-cell/>
          <table:table-cell table:style-name="ce2" office:value-type="string" calcext:value-type="string">
            <text:p>AN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11" table:formula="of:=[.A26]" office:value-type="string" office:string-value="UFPE" calcext:value-type="string">
            <text:p>UFPE</text:p>
          </table:table-cell>
          <table:table-cell table:style-name="ce12" table:formula="of:=[.B26]/VLOOKUP([.H26];[.$E$3:.$F$82];2;0)" office:value-type="float" office:value="0.75" calcext:value-type="float">
            <text:p>0.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URG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4.0</text:p>
          </table:table-cell>
          <table:table-cell/>
          <table:table-cell table:style-name="ce2" office:value-type="string" calcext:value-type="string">
            <text:p>UFABC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11" table:formula="of:=[.A27]" office:value-type="string" office:string-value="FURG" calcext:value-type="string">
            <text:p>FURG</text:p>
          </table:table-cell>
          <table:table-cell table:style-name="ce12" table:formula="of:=[.B27]/VLOOKUP([.H27];[.$E$3:.$F$82];2;0)"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R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5.0</text:p>
          </table:table-cell>
          <table:table-cell/>
          <table:table-cell table:style-name="ce2" office:value-type="string" calcext:value-type="string">
            <text:p>UFOB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11" table:formula="of:=[.A28]" office:value-type="string" office:string-value="UFRN" calcext:value-type="string">
            <text:p>UFRN</text:p>
          </table:table-cell>
          <table:table-cell table:style-name="ce12" table:formula="of:=[.B28]/VLOOKUP([.H28];[.$E$3:.$F$82];2;0)"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E/D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.0</text:p>
          </table:table-cell>
          <table:table-cell/>
          <table:table-cell table:style-name="ce2" office:value-type="string" calcext:value-type="string">
            <text:p>UFOPA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11" table:formula="of:=[.A29]" office:value-type="string" office:string-value="SEE/DF" calcext:value-type="string">
            <text:p>SEE/DF</text:p>
          </table:table-cell>
          <table:table-cell table:style-name="ce12" table:formula="of:=[.B29]/VLOOKUP([.H29];[.$E$3:.$F$82];2;0)"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ONARQ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.0</text:p>
          </table:table-cell>
          <table:table-cell/>
          <table:table-cell table:style-name="ce2" office:value-type="string" calcext:value-type="string">
            <text:p>UFRJ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11" table:formula="of:=[.A30]" office:value-type="string" office:string-value="CONARQ" calcext:value-type="string">
            <text:p>CONARQ</text:p>
          </table:table-cell>
          <table:table-cell table:style-name="ce12" table:formula="of:=[.B30]/VLOOKUP([.H30];[.$E$3:.$F$82];2;0)"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6.0</text:p>
          </table:table-cell>
          <table:table-cell/>
          <table:table-cell table:style-name="ce2" office:value-type="string" calcext:value-type="string">
            <text:p>UNIMONTES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11" table:formula="of:=[.A31]" office:value-type="string" office:string-value="MS" calcext:value-type="string">
            <text:p>MS</text:p>
          </table:table-cell>
          <table:table-cell table:style-name="ce12" table:formula="of:=[.B31]/VLOOKUP([.H31];[.$E$3:.$F$82];2;0)"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nte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0</text:p>
          </table:table-cell>
          <table:table-cell/>
          <table:table-cell table:style-name="ce2" office:value-type="string" calcext:value-type="string">
            <text:p>FJP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11" table:formula="of:=[.A32]" office:value-type="string" office:string-value="Inter" calcext:value-type="string">
            <text:p>Inter</text:p>
          </table:table-cell>
          <table:table-cell table:style-name="ce12" table:formula="of:=[.B32]/VLOOKUP([.H32];[.$E$3:.$F$82];2;0)"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ETEC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0</text:p>
          </table:table-cell>
          <table:table-cell/>
          <table:table-cell table:style-name="ce2" office:value-type="string" calcext:value-type="string">
            <text:p>IF Goiano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11" table:formula="of:=[.A33]" office:value-type="string" office:string-value="IETEC" calcext:value-type="string">
            <text:p>IETEC</text:p>
          </table:table-cell>
          <table:table-cell table:style-name="ce12" table:formula="of:=[.B33]/VLOOKUP([.H33];[.$E$3:.$F$82];2;0)"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icam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0</text:p>
          </table:table-cell>
          <table:table-cell/>
          <table:table-cell table:style-name="ce2" office:value-type="string" calcext:value-type="string">
            <text:p>IFPB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11" table:formula="of:=[.A34]" office:value-type="string" office:string-value="Unicamp" calcext:value-type="string">
            <text:p>Unicamp</text:p>
          </table:table-cell>
          <table:table-cell table:style-name="ce12" table:formula="of:=[.B34]/VLOOKUP([.H34];[.$E$3:.$F$82];2;0)"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SI-NRF-SciSTIP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0</text:p>
          </table:table-cell>
          <table:table-cell/>
          <table:table-cell table:style-name="ce2" office:value-type="string" calcext:value-type="string">
            <text:p>Tainacan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11" table:formula="of:=[.A35]" office:value-type="string" office:string-value="DSI-NRF-SciSTIP" calcext:value-type="string">
            <text:p>DSI-NRF-SciSTIP</text:p>
          </table:table-cell>
          <table:table-cell table:style-name="ce12" table:formula="of:=[.B35]/VLOOKUP([.H35];[.$E$3:.$F$82];2;0)" office:value-type="float" office:value="3" calcext:value-type="float">
            <text:p>3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RJ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.0</text:p>
          </table:table-cell>
          <table:table-cell/>
          <table:table-cell table:style-name="ce2" office:value-type="string" calcext:value-type="string">
            <text:p>UFF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11" table:formula="of:=[.A36]" office:value-type="string" office:string-value="UFRJ" calcext:value-type="string">
            <text:p>UFRJ</text:p>
          </table:table-cell>
          <table:table-cell table:style-name="ce12" table:formula="of:=[.B36]/VLOOKUP([.H36];[.$E$3:.$F$82];2;0)" office:value-type="float" office:value="0.666666666666667" calcext:value-type="float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.0</text:p>
          </table:table-cell>
          <table:table-cell/>
          <table:table-cell table:style-name="ce2" office:value-type="string" calcext:value-type="string">
            <text:p>UFG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11" table:formula="of:=[.A37]" office:value-type="string" office:string-value="UFG" calcext:value-type="string">
            <text:p>UFG</text:p>
          </table:table-cell>
          <table:table-cell table:style-name="ce12" table:formula="of:=[.B37]/VLOOKUP([.H37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IVE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9.0</text:p>
          </table:table-cell>
          <table:table-cell/>
          <table:table-cell table:style-name="ce2" office:value-type="string" calcext:value-type="string">
            <text:p>UFRN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11" table:formula="of:=[.A38]" office:value-type="string" office:string-value="UNIVEM" calcext:value-type="string">
            <text:p>UNIVEM</text:p>
          </table:table-cell>
          <table:table-cell table:style-name="ce12" table:formula="of:=[.B38]/VLOOKUP([.H38];[.$E$3:.$F$82];2;0)" office:value-type="float" office:value="0.333333333333333" calcext:value-type="float">
            <text:p>0.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W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.0</text:p>
          </table:table-cell>
          <table:table-cell/>
          <table:table-cell table:style-name="ce2" office:value-type="string" calcext:value-type="string">
            <text:p>UFRS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11" table:formula="of:=[.A39]" office:value-type="string" office:string-value="UWO" calcext:value-type="string">
            <text:p>UWO</text:p>
          </table:table-cell>
          <table:table-cell table:style-name="ce12" table:formula="of:=[.B39]/VLOOKUP([.H39];[.$E$3:.$F$82];2;0)"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O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.0</text:p>
          </table:table-cell>
          <table:table-cell/>
          <table:table-cell table:style-name="ce2" office:value-type="string" calcext:value-type="string">
            <text:p>UMinho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11" table:formula="of:=[.A40]" office:value-type="string" office:string-value="UFOB" calcext:value-type="string">
            <text:p>UFOB</text:p>
          </table:table-cell>
          <table:table-cell table:style-name="ce12" table:formula="of:=[.B40]/VLOOKUP([.H40];[.$E$3:.$F$82];2;0)" office:value-type="float" office:value="0.666666666666667" calcext:value-type="float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FB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.0</text:p>
          </table:table-cell>
          <table:table-cell/>
          <table:table-cell table:style-name="ce2" office:value-type="string" calcext:value-type="string">
            <text:p>UNINOVE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11" table:formula="of:=[.A41]" office:value-type="string" office:string-value="IFBA" calcext:value-type="string">
            <text:p>IFBA</text:p>
          </table:table-cell>
          <table:table-cell table:style-name="ce12" table:formula="of:=[.B41]/VLOOKUP([.H41];[.$E$3:.$F$82];2;0)" office:value-type="float" office:value="0.4" calcext:value-type="float">
            <text:p>0.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E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.0</text:p>
          </table:table-cell>
          <table:table-cell/>
          <table:table-cell table:style-name="ce2" office:value-type="string" calcext:value-type="string">
            <text:p>ANPD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42]" office:value-type="string" office:string-value="UNEB" calcext:value-type="string">
            <text:p>UNEB</text:p>
          </table:table-cell>
          <table:table-cell table:style-name="ce12" table:formula="of:=[.B42]/VLOOKUP([.H42];[.$E$3:.$F$82];2;0)"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B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.0</text:p>
          </table:table-cell>
          <table:table-cell/>
          <table:table-cell table:style-name="ce2" office:value-type="string" calcext:value-type="string">
            <text:p>Aquinos Advogados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43]" office:value-type="string" office:string-value="UFBA" calcext:value-type="string">
            <text:p>UFBA</text:p>
          </table:table-cell>
          <table:table-cell table:style-name="ce12" table:formula="of:=[.B43]/VLOOKUP([.H43];[.$E$3:.$F$82];2;0)"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A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.0</text:p>
          </table:table-cell>
          <table:table-cell/>
          <table:table-cell table:style-name="ce2" office:value-type="string" calcext:value-type="string">
            <text:p>Câmara dos Deputados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44]" office:value-type="string" office:string-value="UFAM" calcext:value-type="string">
            <text:p>UFAM</text:p>
          </table:table-cell>
          <table:table-cell table:style-name="ce12" table:formula="of:=[.B44]/VLOOKUP([.H44];[.$E$3:.$F$82];2;0)"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I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.0</text:p>
          </table:table-cell>
          <table:table-cell/>
          <table:table-cell table:style-name="ce2" office:value-type="string" calcext:value-type="string">
            <text:p>CESJF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45]" office:value-type="string" office:string-value="UNIR" calcext:value-type="string">
            <text:p>UNIR</text:p>
          </table:table-cell>
          <table:table-cell table:style-name="ce12" table:formula="of:=[.B45]/VLOOKUP([.H45];[.$E$3:.$F$82];2;0)"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EMG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3.0</text:p>
          </table:table-cell>
          <table:table-cell/>
          <table:table-cell table:style-name="ce2" office:value-type="string" calcext:value-type="string">
            <text:p>CONARQ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46]" office:value-type="string" office:string-value="UEMG" calcext:value-type="string">
            <text:p>UEMG</text:p>
          </table:table-cell>
          <table:table-cell table:style-name="ce12" table:formula="of:=[.B46]/VLOOKUP([.H46];[.$E$3:.$F$82];2;0)"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AB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4.0</text:p>
          </table:table-cell>
          <table:table-cell/>
          <table:table-cell table:style-name="ce2" office:value-type="string" calcext:value-type="string">
            <text:p>CWTS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47]" office:value-type="string" office:string-value="UFABC" calcext:value-type="string">
            <text:p>UFABC</text:p>
          </table:table-cell>
          <table:table-cell table:style-name="ce12" table:formula="of:=[.B47]/VLOOKUP([.H47];[.$E$3:.$F$82];2;0)" office:value-type="float" office:value="0.666666666666667" calcext:value-type="float">
            <text:p>0.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F Goiano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6.0</text:p>
          </table:table-cell>
          <table:table-cell/>
          <table:table-cell table:style-name="ce2" office:value-type="string" calcext:value-type="string">
            <text:p>Digitro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48]" office:value-type="string" office:string-value="IF Goiano" calcext:value-type="string">
            <text:p>IF Goiano</text:p>
          </table:table-cell>
          <table:table-cell table:style-name="ce12" table:formula="of:=[.B48]/VLOOKUP([.H48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GCIN-UFSC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.0</text:p>
          </table:table-cell>
          <table:table-cell/>
          <table:table-cell table:style-name="ce2" office:value-type="string" calcext:value-type="string">
            <text:p>DSI-NRF-SciSTIP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49]" office:value-type="string" office:string-value="PGCIN-UFSC" calcext:value-type="string">
            <text:p>PGCIN-UFSC</text:p>
          </table:table-cell>
          <table:table-cell table:style-name="ce12" table:formula="of:=[.B49]/VLOOKUP([.H49];[.$E$3:.$F$82];2;0)" office:value-type="float" office:value="2" calcext:value-type="float">
            <text:p>2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iversidad de La Haban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0</text:p>
          </table:table-cell>
          <table:table-cell/>
          <table:table-cell table:style-name="ce2" office:value-type="string" calcext:value-type="string">
            <text:p>FATEC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50]" office:value-type="string" office:string-value="Universidad de La Habana" calcext:value-type="string">
            <text:p>Universidad de La Habana</text:p>
          </table:table-cell>
          <table:table-cell table:style-name="ce12" table:formula="of:=[.B50]/VLOOKUP([.H50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ainaca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.0</text:p>
          </table:table-cell>
          <table:table-cell/>
          <table:table-cell table:style-name="ce2" office:value-type="string" calcext:value-type="string">
            <text:p>FCC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51]" office:value-type="string" office:string-value="Tainacan" calcext:value-type="string">
            <text:p>Tainacan</text:p>
          </table:table-cell>
          <table:table-cell table:style-name="ce12" table:formula="of:=[.B51]/VLOOKUP([.H51];[.$E$3:.$F$82];2;0)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G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.0</text:p>
          </table:table-cell>
          <table:table-cell/>
          <table:table-cell table:style-name="ce2" office:value-type="string" calcext:value-type="string">
            <text:p>FGV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52]" office:value-type="string" office:string-value="FGV" calcext:value-type="string">
            <text:p>FGV</text:p>
          </table:table-cell>
          <table:table-cell table:style-name="ce12" table:formula="of:=[.B52]/VLOOKUP([.H52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iversitat Jaume I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.0</text:p>
          </table:table-cell>
          <table:table-cell/>
          <table:table-cell table:style-name="ce2" office:value-type="string" calcext:value-type="string">
            <text:p>FURG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53]" office:value-type="string" office:string-value="Universitat Jaume I" calcext:value-type="string">
            <text:p>Universitat Jaume I</text:p>
          </table:table-cell>
          <table:table-cell table:style-name="ce12" table:formula="of:=[.B53]/VLOOKUP([.H53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UC-M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.0</text:p>
          </table:table-cell>
          <table:table-cell/>
          <table:table-cell table:style-name="ce2" office:value-type="string" calcext:value-type="string">
            <text:p>IETEC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54]" office:value-type="string" office:string-value="PUC-MG" calcext:value-type="string">
            <text:p>PUC-MG</text:p>
          </table:table-cell>
          <table:table-cell table:style-name="ce12" table:formula="of:=[.B54]/VLOOKUP([.H54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ESP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.0</text:p>
          </table:table-cell>
          <table:table-cell/>
          <table:table-cell table:style-name="ce2" office:value-type="string" calcext:value-type="string">
            <text:p>IFRS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55]" office:value-type="string" office:string-value="UESP" calcext:value-type="string">
            <text:p>UESP</text:p>
          </table:table-cell>
          <table:table-cell table:style-name="ce12" table:formula="of:=[.B55]/VLOOKUP([.H55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0</text:p>
          </table:table-cell>
          <table:table-cell/>
          <table:table-cell table:style-name="ce2" office:value-type="string" calcext:value-type="string">
            <text:p>IFSP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56]" office:value-type="string" office:string-value="UNA" calcext:value-type="string">
            <text:p>UNA</text:p>
          </table:table-cell>
          <table:table-cell table:style-name="ce12" table:formula="of:=[.B56]/VLOOKUP([.H56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IPÊ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.0</text:p>
          </table:table-cell>
          <table:table-cell/>
          <table:table-cell table:style-name="ce2" office:value-type="string" calcext:value-type="string">
            <text:p>Inter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57]" office:value-type="string" office:string-value="UNIPÊ" calcext:value-type="string">
            <text:p>UNIPÊ</text:p>
          </table:table-cell>
          <table:table-cell table:style-name="ce12" table:formula="of:=[.B57]/VLOOKUP([.H57];[.$E$3:.$F$82];2;0)" office:value-type="float" office:value="0.25" calcext:value-type="float">
            <text:p>0.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ESJ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.0</text:p>
          </table:table-cell>
          <table:table-cell/>
          <table:table-cell table:style-name="ce2" office:value-type="string" calcext:value-type="string">
            <text:p>La Referencia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58]" office:value-type="string" office:string-value="CESJF" calcext:value-type="string">
            <text:p>CESJF</text:p>
          </table:table-cell>
          <table:table-cell table:style-name="ce12" table:formula="of:=[.B58]/VLOOKUP([.H58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tratelli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.0</text:p>
          </table:table-cell>
          <table:table-cell/>
          <table:table-cell table:style-name="ce2" office:value-type="string" calcext:value-type="string">
            <text:p>MP/PB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59]" office:value-type="string" office:string-value="Stratelli" calcext:value-type="string">
            <text:p>Stratelli</text:p>
          </table:table-cell>
          <table:table-cell table:style-name="ce12" table:formula="of:=[.B59]/VLOOKUP([.H59];[.$E$3:.$F$82];2;0)" office:value-type="float" office:value="0.2" calcext:value-type="float">
            <text:p>0.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igitro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0</text:p>
          </table:table-cell>
          <table:table-cell/>
          <table:table-cell table:style-name="ce2" office:value-type="string" calcext:value-type="string">
            <text:p>MS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60]" office:value-type="string" office:string-value="Digitro" calcext:value-type="string">
            <text:p>Digitro</text:p>
          </table:table-cell>
          <table:table-cell table:style-name="ce12" table:formula="of:=[.B60]/VLOOKUP([.H60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NOVAIM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.0</text:p>
          </table:table-cell>
          <table:table-cell/>
          <table:table-cell table:style-name="ce2" office:value-type="string" calcext:value-type="string">
            <text:p>NOVAIMS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61]" office:value-type="string" office:string-value="NOVAIMS" calcext:value-type="string">
            <text:p>NOVAIMS</text:p>
          </table:table-cell>
          <table:table-cell table:style-name="ce12" table:formula="of:=[.B61]/VLOOKUP([.H61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TE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.0</text:p>
          </table:table-cell>
          <table:table-cell/>
          <table:table-cell table:style-name="ce2" office:value-type="string" calcext:value-type="string">
            <text:p>PGCIN-UFSC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62]" office:value-type="string" office:string-value="FATEC" calcext:value-type="string">
            <text:p>FATEC</text:p>
          </table:table-cell>
          <table:table-cell table:style-name="ce12" table:formula="of:=[.B62]/VLOOKUP([.H62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ES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.0</text:p>
          </table:table-cell>
          <table:table-cell/>
          <table:table-cell table:style-name="ce2" office:value-type="string" calcext:value-type="string">
            <text:p>PUC Minas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63]" office:value-type="string" office:string-value="SESA" calcext:value-type="string">
            <text:p>SESA</text:p>
          </table:table-cell>
          <table:table-cell table:style-name="ce12" table:formula="of:=[.B63]/VLOOKUP([.H63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R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0</text:p>
          </table:table-cell>
          <table:table-cell/>
          <table:table-cell table:style-name="ce2" office:value-type="string" calcext:value-type="string">
            <text:p>PUC-MG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64]" office:value-type="string" office:string-value="UFRS" calcext:value-type="string">
            <text:p>UFRS</text:p>
          </table:table-cell>
          <table:table-cell table:style-name="ce12" table:formula="of:=[.B64]/VLOOKUP([.H64];[.$E$3:.$F$82];2;0)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FP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7.0</text:p>
          </table:table-cell>
          <table:table-cell/>
          <table:table-cell table:style-name="ce2" office:value-type="string" calcext:value-type="string">
            <text:p>SEE/DF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65]" office:value-type="string" office:string-value="IFPB" calcext:value-type="string">
            <text:p>IFPB</text:p>
          </table:table-cell>
          <table:table-cell table:style-name="ce12" table:formula="of:=[.B65]/VLOOKUP([.H65];[.$E$3:.$F$82];2;0)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C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.0</text:p>
          </table:table-cell>
          <table:table-cell/>
          <table:table-cell table:style-name="ce2" office:value-type="string" calcext:value-type="string">
            <text:p>SESA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66]" office:value-type="string" office:string-value="UFCA" calcext:value-type="string">
            <text:p>UFCA</text:p>
          </table:table-cell>
          <table:table-cell table:style-name="ce12" table:formula="of:=[.B66]/VLOOKUP([.H66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P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0</text:p>
          </table:table-cell>
          <table:table-cell/>
          <table:table-cell table:style-name="ce2" office:value-type="string" calcext:value-type="string">
            <text:p>UEMG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67]" office:value-type="string" office:string-value="UFPR" calcext:value-type="string">
            <text:p>UFPR</text:p>
          </table:table-cell>
          <table:table-cell table:style-name="ce12" table:formula="of:=[.B67]/VLOOKUP([.H67];[.$E$3:.$F$82];2;0)" office:value-type="float" office:value="0.166666666666667" calcext:value-type="float">
            <text:p>0.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âmara dos Deputado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.0</text:p>
          </table:table-cell>
          <table:table-cell/>
          <table:table-cell table:style-name="ce2" office:value-type="string" calcext:value-type="string">
            <text:p>UESP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68]" office:value-type="string" office:string-value="Câmara dos Deputados" calcext:value-type="string">
            <text:p>Câmara dos Deputados</text:p>
          </table:table-cell>
          <table:table-cell table:style-name="ce12" table:formula="of:=[.B68]/VLOOKUP([.H68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.0</text:p>
          </table:table-cell>
          <table:table-cell/>
          <table:table-cell table:style-name="ce2" office:value-type="string" calcext:value-type="string">
            <text:p>UFAM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69]" office:value-type="string" office:string-value="UFF" calcext:value-type="string">
            <text:p>UFF</text:p>
          </table:table-cell>
          <table:table-cell table:style-name="ce12" table:formula="of:=[.B69]/VLOOKUP([.H69];[.$E$3:.$F$82];2;0)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UC Mina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.0</text:p>
          </table:table-cell>
          <table:table-cell/>
          <table:table-cell table:style-name="ce2" office:value-type="string" calcext:value-type="string">
            <text:p>UFBA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70]" office:value-type="string" office:string-value="PUC Minas" calcext:value-type="string">
            <text:p>PUC Minas</text:p>
          </table:table-cell>
          <table:table-cell table:style-name="ce12" table:formula="of:=[.B70]/VLOOKUP([.H70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quinos Advogado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.0</text:p>
          </table:table-cell>
          <table:table-cell/>
          <table:table-cell table:style-name="ce2" office:value-type="string" calcext:value-type="string">
            <text:p>UFCA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71]" office:value-type="string" office:string-value="Aquinos Advogados" calcext:value-type="string">
            <text:p>Aquinos Advogados</text:p>
          </table:table-cell>
          <table:table-cell table:style-name="ce12" table:formula="of:=[.B71]/VLOOKUP([.H71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INOV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0</text:p>
          </table:table-cell>
          <table:table-cell/>
          <table:table-cell table:style-name="ce2" office:value-type="string" calcext:value-type="string">
            <text:p>UFMS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72]" office:value-type="string" office:string-value="UNINOVE" calcext:value-type="string">
            <text:p>UNINOVE</text:p>
          </table:table-cell>
          <table:table-cell table:style-name="ce12" table:formula="of:=[.B72]/VLOOKUP([.H72];[.$E$3:.$F$82];2;0)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FR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.0</text:p>
          </table:table-cell>
          <table:table-cell/>
          <table:table-cell table:style-name="ce2" office:value-type="string" calcext:value-type="string">
            <text:p>UNA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73]" office:value-type="string" office:string-value="IFRS" calcext:value-type="string">
            <text:p>IFRS</text:p>
          </table:table-cell>
          <table:table-cell table:style-name="ce12" table:formula="of:=[.B73]/VLOOKUP([.H73];[.$E$3:.$F$82];2;0)" office:value-type="float" office:value="1" calcext:value-type="float">
            <text:p>1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IP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</text:p>
          </table:table-cell>
          <table:table-cell/>
          <table:table-cell table:style-name="ce2" office:value-type="string" calcext:value-type="string">
            <text:p>UNEB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74]" office:value-type="string" office:string-value="UNIP" calcext:value-type="string">
            <text:p>UNIP</text:p>
          </table:table-cell>
          <table:table-cell table:style-name="ce12" table:formula="of:=[.B74]/VLOOKUP([.H74];[.$E$3:.$F$82];2;0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M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</text:p>
          </table:table-cell>
          <table:table-cell/>
          <table:table-cell table:style-name="ce2" office:value-type="string" calcext:value-type="string">
            <text:p>Unicamp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75]" office:value-type="string" office:string-value="UFMA" calcext:value-type="string">
            <text:p>UFMA</text:p>
          </table:table-cell>
          <table:table-cell table:style-name="ce12" table:formula="of:=[.B75]/VLOOKUP([.H75];[.$E$3:.$F$82];2;0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icentro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</text:p>
          </table:table-cell>
          <table:table-cell/>
          <table:table-cell table:style-name="ce2" office:value-type="string" calcext:value-type="string">
            <text:p>UNIP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0" table:formula="of:=[.A76]" office:value-type="string" office:string-value="Unicentro" calcext:value-type="string">
            <text:p>Unicentro</text:p>
          </table:table-cell>
          <table:table-cell table:style-name="ce14" table:formula="of:=[.B76]/VLOOKUP([.H76];[.$E$3:.$F$82];2;0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FOP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</text:p>
          </table:table-cell>
          <table:table-cell/>
          <table:table-cell table:style-name="ce2" office:value-type="string" calcext:value-type="string">
            <text:p>UNIR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77]" office:value-type="string" office:string-value="UFOPA" calcext:value-type="string">
            <text:p>UFOPA</text:p>
          </table:table-cell>
          <table:table-cell table:style-name="ce12" table:formula="of:=[.B77]/VLOOKUP([.H77];[.$E$3:.$F$82];2;0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Universidade de Coimbra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</text:p>
          </table:table-cell>
          <table:table-cell/>
          <table:table-cell table:style-name="ce2" office:value-type="string" calcext:value-type="string">
            <text:p>UNIVALI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78]" office:value-type="string" office:string-value="Universidade de Coimbra" calcext:value-type="string">
            <text:p>Universidade de Coimbra</text:p>
          </table:table-cell>
          <table:table-cell table:style-name="ce12" table:formula="of:=[.B78]/VLOOKUP([.H78];[.$E$3:.$F$82];2;0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P/PB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</text:p>
          </table:table-cell>
          <table:table-cell/>
          <table:table-cell table:style-name="ce2" office:value-type="string" calcext:value-type="string">
            <text:p>Universidad de La Habana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79]" office:value-type="string" office:string-value="MP/PB" calcext:value-type="string">
            <text:p>MP/PB</text:p>
          </table:table-cell>
          <table:table-cell table:style-name="ce12" table:formula="of:=[.B79]/VLOOKUP([.H79];[.$E$3:.$F$82];2;0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IFS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</text:p>
          </table:table-cell>
          <table:table-cell/>
          <table:table-cell table:style-name="ce2" office:value-type="string" calcext:value-type="string">
            <text:p>Universidade de Coimbra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80]" office:value-type="string" office:string-value="IFS" calcext:value-type="string">
            <text:p>IFS</text:p>
          </table:table-cell>
          <table:table-cell table:style-name="ce12" table:formula="of:=[.B80]/VLOOKUP([.H80];[.$E$3:.$F$82];2;0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P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</text:p>
          </table:table-cell>
          <table:table-cell/>
          <table:table-cell table:style-name="ce2" office:value-type="string" calcext:value-type="string">
            <text:p>Universitat Jaume I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81]" office:value-type="string" office:string-value="ANPD" calcext:value-type="string">
            <text:p>ANPD</text:p>
          </table:table-cell>
          <table:table-cell table:style-name="ce12" table:formula="of:=[.B81]/VLOOKUP([.H81];[.$E$3:.$F$82];2;0)" office:value-type="float" office:value="0" calcext:value-type="float">
            <text:p>0.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0</text:p>
          </table:table-cell>
          <table:table-cell/>
          <table:table-cell table:style-name="ce2" office:value-type="string" calcext:value-type="string">
            <text:p>UWO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11" table:formula="of:=[.A82]" office:value-type="string" office:string-value="AN" calcext:value-type="string">
            <text:p>AN</text:p>
          </table:table-cell>
          <table:table-cell table:style-name="ce12" table:formula="of:=[.B82]/VLOOKUP([.H82];[.$E$3:.$F$82];2;0)" office:value-type="float" office:value="0" calcext:value-type="float">
            <text:p>0.0</text:p>
          </table:table-cell>
          <table:table-cell table:number-columns-repeated="1015"/>
        </table:table-row>
        <table:table-row table:style-name="ro1" table:number-rows-repeated="920">
          <table:table-cell/>
          <table:table-cell table:style-name="ce4" table:number-columns-repeated="2"/>
          <table:table-cell table:number-columns-repeated="2"/>
          <table:table-cell table:style-name="ce8"/>
          <table:table-cell table:number-columns-repeated="2"/>
          <table:table-cell table:style-name="ce12"/>
          <table:table-cell table:number-columns-repeated="1015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8" meta:object-count="0"/>
    <meta:generator>LibreOfficeDev/6.0.5.2$Linux_X86_64 LibreOffice_project/</meta:generator>
  </office:meta>
</office:document-meta>
</file>